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193in"/>
    </style:style>
    <style:style style:name="co2" style:family="table-column">
      <style:table-column-properties fo:break-before="auto" style:column-width="4.6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2.7571in" fo:break-before="auto" style:use-optimal-row-height="false"/>
    </style:style>
    <style:style style:name="ro3" style:family="table-row">
      <style:table-row-properties style:row-height="2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style:font-name="Liberation Sans" style:font-name-asian="Droid Sans"/>
    </style:style>
    <style:style style:name="T5" style:family="text">
      <style:text-properties fo:color="#0000ff" style:font-name="Liberation Sans" style:font-name-asian="Droid Sans"/>
    </style:style>
    <style:style style:name="T6" style:family="text">
      <style:text-properties fo:color="#00ffff"/>
    </style:style>
    <style:style style:name="T7" style:family="text">
      <style:text-properties style:font-name="Liberation Sans" fo:font-size="14pt" style:font-name-asian="Droid Sans" style:font-size-asian="14pt" style:font-size-complex="14pt"/>
    </style:style>
    <style:style style:name="T8" style:family="text">
      <style:text-properties fo:color="#000000" style:text-line-through-type="none"/>
    </style:style>
    <style:style style:name="T9" style:family="text">
      <style:text-properties fo:color="#000000" style:text-line-through-type="none" fo:font-weight="normal" style:font-weight-asian="normal" style:font-weight-complex="normal"/>
    </style:style>
    <style:style style:name="T10" style:family="text">
      <style:text-properties style:font-name="Liberation Sans" style:font-name-asian="Droid 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RIB 2015</text:p>
          </table:table-cell>
          <table:table-cell/>
        </table:table-row>
        <table:table-row table:style-name="ro2">
          <table:table-cell table:style-name="ce2" office:value-type="string" calcext:value-type="string">
            <text:p/>
            <text:p><text:span text:style-name="T1">Important: {</text:span><text:span text:style-name="T2">3</text:span><text:span text:style-name="T1">,</text:span><text:span text:style-name="T2"> 7</text:span><text:span text:style-name="T1">, 11, </text:span><text:span text:style-name="T3">15</text:span><text:span text:style-name="T1">, 20, 23}</text:span></text:p>
            <text:p>Important Goals (Important but not Urgent)</text:p>
            <text:p/>
            <text:p><text:span text:style-name="T4">I. Research</text:span></text:p>
            <text:p/>
            <text:p><text:span text:style-name="T5"><text:a xlink:href="file:///home/mohamed/Desktop/windowOfFour/qunatificationofFS.ods" xlink:type="simple">1. BenitoAlarcon: image Quantification</text:a></text:span></text:p>
          </table:table-cell>
          <table:table-cell table:style-name="ce2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6">,</text:span><text:span text:style-name="T1"> </text:span><text:span text:style-name="T2">6</text:span><text:span text:style-name="T1">, 9, 10, 13, 14, 17, 19, 21, 22}</text:span></text:p>
            <text:p/>
            <text:p/>
            <text:p/>
            <text:p><text:span text:style-name="T7"><text:a xlink:href="file:///home/mohamed/mohamed/Phd_Research/Writings/Reports/2014/InOutFocus/InOutFocus.odt" xlink:type="simple">Try Weka's Classification</text:a></text:span><text:span text:style-name="T7"> </text:span></text:p>
            <text:p/>
            <text:p>1. Output Classification to Images</text:p>
            <text:p>2. Wavelet</text:p>
            <text:p>3. Gene Classification</text:p>
          </table:table-cell>
        </table:table-row>
        <table:table-row table:style-name="ro3">
          <table:table-cell table:style-name="ce2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Replanning + Thinking</text:p>
            <text:p/>
          </table:table-cell>
          <table:table-cell table:style-name="ce2" office:value-type="string" calcext:value-type="string">
            <text:p/>
            <text:p><text:span text:style-name="T8">{</text:span><text:span text:style-name="T9">5</text:span><text:span text:style-name="T1">, 12, 18, 24}</text:span></text:p>
            <text:p/>
            <text:p><text:span text:style-name="T4">1. A final Version (Paper Writing)</text:span></text:p>
            <text:p><text:span text:style-name="T10">2. Check Deadlines</text:span></text:p>
            <text:p><text:span text:style-name="T10">3. Extra Readings</text:span>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. Planning I/O Clustering { Cluster Cell/NonCell,</text:p>
          </table:table-cell>
          <table:table-cell/>
        </table:table-row>
        <table:table-row table:style-name="ro1">
          <table:table-cell table:style-name="ce4" office:value-type="string" calcext:value-type="string">
            <text:p>Cluster BYT, mutant }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Next: Prepare the CSV files with Class: D, O, C,</text:p>
          </table:table-cell>
          <table:table-cell/>
        </table:table-row>
        <table:table-row table:style-name="ro1">
          <table:table-cell office:value-type="string" calcext:value-type="string">
            <text:p>B, etc... (from May 21 Experiment)</text:p>
          </table:table-cell>
          <table:table-cell/>
        </table:table-row>
        <table:table-row table:style-name="ro1">
          <table:table-cell table:style-name="ce5" office:value-type="string" calcext:value-type="string">
            <text:p>Texture Measurements to Isolate Dead </text:p>
          </table:table-cell>
          <table:table-cell/>
        </table:table-row>
        <table:table-row table:style-name="ro1">
          <table:table-cell table:style-name="ce5" office:value-type="string" calcext:value-type="string">
            <text:p>&amp; Out-Of-Focus Cells. </text:p>
          </table:table-cell>
          <table:table-cell/>
        </table:table-row>
        <table:table-row table:style-name="ro1">
          <table:table-cell table:style-name="ce5" office:value-type="string" calcext:value-type="string">
            <text:p>Wavelet Measurem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2:00:57.141926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9-08T11:52:28.425255626</meta:creation-date>
    <dc:date>2014-12-04T13:23:38.510554175</dc:date>
    <dc:creator>Mohamed Tleis</dc:creator>
    <meta:editing-duration>PT8M39S</meta:editing-duration>
    <meta:editing-cycles>16</meta:editing-cycles>
    <meta:generator>LibreOffice/4.2.5.2$Linux_X86_64 LibreOffice_project/420m0$Build-2</meta:generator>
    <meta:document-statistic meta:table-count="1" meta:cell-count="12" meta:object-count="0"/>
  </office:meta>
</office:document-meta>
</file>